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criptor.getJcr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Jcr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Uuid( boolean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ValueConstraints( String [ ] jcrValueConstra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Descriptor.is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Jc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Name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Mandator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Path( boolean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ClassDescriptor( ClassDescriptor 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AutoCrea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Multipl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ValueConstraints( String jcrValueConstra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Descriptor.getJcr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Jcr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Id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Jcr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getJc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Jcr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OnParent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setJcrProtec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escriptor.isJcr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